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32cm" fo:min-width="5.3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5.978cm" fo:min-width="16.828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cm" fo:min-width="3.45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54cm" fo:min-width="13.908cm"/>
    </style:style>
    <style:style style:name="gr5" style:family="graphic" style:parent-style-name="objectwithoutfill">
      <style:graphic-properties svg:stroke-width="0.5cm" draw:marker-start-width="1.7cm" draw:marker-end="Rounded_20_short_20_Arrow" draw:marker-end-width="1cm" draw:fill="none" draw:textarea-vertical-align="middle" fo:padding-top="0.375cm" fo:padding-bottom="0.375cm" fo:padding-left="0.5cm" fo:padding-right="0.5cm"/>
    </style:style>
    <style:style style:name="gr6" style:family="graphic" style:parent-style-name="standard">
      <style:graphic-properties draw:stroke="none" svg:stroke-color="#000000" draw:fill="none" draw:fill-color="#ffffff" fo:min-height="1.85cm"/>
    </style:style>
    <style:style style:name="gr7" style:family="graphic" style:parent-style-name="objectwithoutfill">
      <style:graphic-properties draw:stroke="dash" draw:stroke-dash="Fine_20_Dashed" svg:stroke-width="0.2cm" draw:marker-start-width="0.8cm" draw:marker-end="Arrow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1cm" svg:height="3.082cm" svg:x="6.45cm" svg:y="13.4cm">
          <text:p text:style-name="P1"><text:span text:style-name="T1">User</text:span></text:p>
          <text:p text:style-name="P1"><text:span text:style-name="T1">modu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8cm" svg:height="6.9cm" svg:x="0.5cm" svg:y="0.3cm">
          <text:p text:style-name="P2"><text:span text:style-name="T2">Standalone modul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3cm" svg:height="3.6cm" svg:x="1.2cm" svg:y="3.1cm">
          <text:p text:style-name="P4"><text:span text:style-name="T3">Monitor</text:span></text:p>
          <text:p text:style-name="P4"><text:span text:style-name="T3">element</text:span></text:p>
          <text:p text:style-name="P4"><text:span text:style-name="T3">manager</text:span></text:p>
          <text:p text:style-name="P4"><text:span text:style-name="T3">(ME + QTest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3cm" svg:height="3.6cm" svg:x="10.8cm" svg:y="3.1cm">
          <text:p text:style-name="P4"><text:span text:style-name="T3">Monitor</text:span></text:p>
          <text:p text:style-name="P4"><text:span text:style-name="T3">element</text:span></text:p>
          <text:p text:style-name="P4"><text:span text:style-name="T3">sen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4.6cm" svg:height="1.982cm" svg:x="2.2cm" svg:y="8.8cm">
          <text:p text:style-name="P1"><text:span text:style-name="T1">Module 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3cm" svg:height="3.6cm" svg:x="6cm" svg:y="3.1cm">
          <text:p text:style-name="P4"><text:span text:style-name="T3">Archiver</text:span></text:p>
          <text:p text:style-name="P4"><text:span text:style-name="T3">(root fil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6.2cm" svg:y1="7.2cm" svg:x2="6.2cm" svg:y2="8.8cm">
          <text:p/>
        </draw:line>
        <draw:line draw:style-name="gr5" draw:text-style-name="P2" draw:layer="layout" svg:x1="13.2cm" svg:y1="8.8cm" svg:x2="13.2cm" svg:y2="7.2cm">
          <text:p/>
        </draw:line>
        <draw:line draw:style-name="gr5" draw:text-style-name="P2" draw:layer="layout" svg:x1="8.5cm" svg:y1="10.8cm" svg:x2="8.5cm" svg:y2="13.4cm">
          <text:p/>
        </draw:line>
        <draw:line draw:style-name="gr5" draw:text-style-name="P2" draw:layer="layout" svg:x1="11.1cm" svg:y1="13.4cm" svg:x2="11.1cm" svg:y2="10.8cm">
          <text:p/>
        </draw:line>
        <draw:frame draw:style-name="gr6" draw:text-style-name="P5" draw:layer="layout" svg:width="6.6cm" svg:height="2.471cm" svg:x="11.8cm" svg:y="10.929cm">
          <draw:text-box>
            <text:p text:style-name="P5"><text:span text:style-name="T4">- Book elements</text:span></text:p>
            <text:p text:style-name="P5"><text:span text:style-name="T4">- Element mapping</text:span></text:p>
            <text:p text:style-name="P5"><text:span text:style-name="T4">- Quality tests management</text:span></text:p>
            <text:p text:style-name="P5"><text:span text:style-name="T4">- ...</text:span></text:p>
          </draw:text-box>
        </draw:frame>
        <draw:line draw:style-name="gr7" draw:text-style-name="P2" draw:layer="layout" svg:x1="15.1cm" svg:y1="4.9cm" svg:x2="18.9cm" svg:y2="4.9cm">
          <text:p/>
        </draw:line>
        <draw:frame draw:style-name="gr8" draw:text-style-name="P2" draw:layer="layout" svg:width="2.9cm" svg:height="2.384cm" svg:x="15.3cm" svg:y="3.7cm">
          <draw:text-box>
            <text:p text:style-name="P2">To</text:p>
            <text:p text:style-name="P2"/>
            <text:p text:style-name="P2">colle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21:45:10.099177075</meta:creation-date>
    <dc:date>2016-02-03T02:05:31.192264310</dc:date>
    <meta:editing-duration>PT1H14M8S</meta:editing-duration>
    <meta:editing-cycles>8</meta:editing-cycles>
    <meta:generator>LibreOffice/4.3.3.2$Linux_x86 LibreOffice_project/430m0$Build-2</meta:generator>
    <meta:document-statistic meta:object-count="13"/>
  </office:meta>
</office:document-meta>
</file>